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family-generic="roman"/>
    <style:font-face style:name="Cambria" svg:font-family="Cambria"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5416e" officeooo:paragraph-rsid="0005416e"/>
    </style:style>
    <style:style style:name="P2" style:family="paragraph" style:parent-style-name="Heading_20_1">
      <style:text-properties officeooo:paragraph-rsid="0005416e"/>
    </style:style>
    <style:style style:name="P3" style:family="paragraph" style:parent-style-name="Heading_20_3">
      <style:text-properties officeooo:rsid="0005416e" officeooo:paragraph-rsid="0005416e"/>
    </style:style>
    <style:style style:name="P4" style:family="paragraph" style:parent-style-name="Heading_20_4">
      <style:text-properties officeooo:rsid="0005416e" officeooo:paragraph-rsid="0005416e"/>
    </style:style>
    <style:style style:name="P5" style:family="paragraph" style:parent-style-name="Subtitle">
      <style:text-properties officeooo:rsid="0004e019" officeooo:paragraph-rsid="0004e019"/>
    </style:style>
    <style:style style:name="P6" style:family="paragraph" style:parent-style-name="Subtitle">
      <style:text-properties fo:font-weight="bold" style:font-weight-asian="bold" style:font-weight-complex="bold"/>
    </style:style>
    <style:style style:name="P7" style:family="paragraph" style:parent-style-name="Text_20_body">
      <style:paragraph-properties fo:text-align="end" style:justify-single-word="false"/>
      <style:text-properties style:font-name="Cambria"/>
    </style:style>
    <style:style style:name="P8" style:family="paragraph" style:parent-style-name="Text_20_body">
      <style:text-properties officeooo:rsid="0004e019" officeooo:paragraph-rsid="0004e019"/>
    </style:style>
    <style:style style:name="P9" style:family="paragraph" style:parent-style-name="Text_20_body">
      <style:text-properties officeooo:rsid="0005416e" officeooo:paragraph-rsid="0005416e"/>
    </style:style>
    <style:style style:name="P10" style:family="paragraph" style:parent-style-name="Text_20_body">
      <style:text-properties officeooo:paragraph-rsid="0005416e"/>
    </style:style>
    <style:style style:name="P11" style:family="paragraph" style:parent-style-name="Text_20_body" style:list-style-name="L1"/>
    <style:style style:name="P12" style:family="paragraph" style:parent-style-name="Text_20_body">
      <style:paragraph-properties fo:margin-left="1.251cm" fo:margin-right="0cm" fo:text-indent="0cm" style:auto-text-indent="false"/>
      <style:text-properties fo:font-style="italic" officeooo:rsid="0005416e" officeooo:paragraph-rsid="0005416e" style:font-style-asian="italic" style:font-style-complex="italic"/>
    </style:style>
    <style:style style:name="P13" style:family="paragraph" style:parent-style-name="Title">
      <style:paragraph-properties fo:text-align="end" style:justify-single-word="false"/>
      <style:text-properties style:font-name="Cambria"/>
    </style:style>
    <style:style style:name="T1" style:family="text">
      <style:text-properties officeooo:rsid="0005416e"/>
    </style:style>
    <style:style style:name="T2" style:family="text">
      <style:text-properties style:text-underline-style="solid" style:text-underline-width="auto" style:text-underline-color="font-color"/>
    </style:style>
    <style:style style:name="T3" style:family="text">
      <style:text-properties officeooo:rsid="0006f97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7"/>
      <text:p text:style-name="P7"/>
      <text:p text:style-name="P7"/>
      <text:p text:style-name="P6"/>
      <text:p text:style-name="Title">ASSIGNMENT II</text:p>
      <text:p text:style-name="P5">by </text:p>
      <text:p text:style-name="P5">Enrique Juan Gamboa</text:p>
      <text:p text:style-name="P5">D2312548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 text:outline-level="1" text:is-list-header="true"><text:soft-page-break/>INDEX</text:h>
      <text:p text:style-name="P10"/>
      <text:p text:style-name="P10"/>
      <text:h text:style-name="P4" text:outline-level="4">Part A . . . . . . . . . . . . . . . . . . . . . . . . . . . . . . . . . . . . . . . . . . . . . . . . . . . . . . . 3</text:h>
      <text:p text:style-name="Text_20_body"/>
      <text:h text:style-name="P4" text:outline-level="4">Part B . . . . . . . . . . . . . . . . . . . . . . . . . . . . . . . . . . . . . . . . . . . . . . . . . . . . . . . 4</text:h>
      <text:p text:style-name="P12">1. TUD Computer Science page Report</text:p>
      <text:p text:style-name="P12"><text:tab/>1.1. Manual <text:s/>Evaluation . . . . . . . . . . . . . . . . . . . . . . . . . . . . . . . . . . . . . . 4</text:p>
      <text:p text:style-name="P12"><text:tab/>1.2. Tool-Assisted Evaluation . . . . . . . . . . . . . . . . . . . . . . . . . . . . . . . . . .6</text:p>
      <text:p text:style-name="P12"><text:tab/>1.3. Manual vs. Tool-Assisted comparison . . . . . . . . . . . . . . . . . . . . . . 7</text:p>
      <text:p text:style-name="P12"><text:tab/>1.4. Remedial <text:s/>Actions . . . . . . . . . . . . . . . . . . . . . . . . . . . . . . . . . . . . . . . . 9</text:p>
      <text:p text:style-name="P12">2. UCD Computer Science page Report</text:p>
      <text:p text:style-name="P12"><text:tab/>2.1. Manual <text:s/>Evaluation . . . . . . . . . . . . . . . . . . . . . . . . . . . . . . . . . . . . . 11</text:p>
      <text:p text:style-name="P12"><text:tab/>2.2. Tool-Assisted <text:s/>Evaluation . . . . . . . . . . . . . . . . . . . . . . . . . . . . . . . . 13</text:p>
      <text:p text:style-name="P12"><text:tab/>2.3. Manual vs. Tool-Assisted comparison . . . . . . . . . . . . . . . . . . . . . 14</text:p>
      <text:p text:style-name="P12"><text:tab/>2.4. Remedial <text:s/>Actions . . . . . . . . . . . . . . . . . . . . . . . . . . . . . . . . . . . . . . . 16</text:p>
      <text:p text:style-name="P10"/>
      <text:h text:style-name="P4" text:outline-level="4">Part C . . . . . . . . . . . . . . . . . . . . . . . . . . . . . . . . . . . . . . . . . . . . . . . . . . . . . . 17</text:h>
      <text:p text:style-name="P10"/>
      <text:p text:style-name="P10"/>
      <text:p text:style-name="P10"/>
      <text:p text:style-name="P10"/>
      <text:p text:style-name="P10"/>
      <text:p text:style-name="P10"/>
      <text:p text:style-name="P10"/>
      <text:h text:style-name="P2" text:outline-level="1" text:is-list-header="true"><text:soft-page-break/><text:span text:style-name="T1">Part A</text:span></text:h>
      <text:p text:style-name="P10"/>
      <text:p text:style-name="Text_20_body">The EU Web Accessibility Directive (WAD) is a big legal effort to make sure everyone, including those with disabilities, can easily <text:span text:style-name="T1">access and make use of the digital world</text:span>. The European Union <text:span text:style-name="T1">wants to </text:span>make sure that government websites and apps are easy to use for everyone, no matter their abilities.</text:p>
      <text:p text:style-name="Text_20_body">The main points of the directive, which all EU countries must follow, are:</text:p>
      <text:list text:style-name="L1">
        <text:list-item>
          <text:p text:style-name="P11"><text:span text:style-name="T2">Making Websites and Apps Accessible:</text:span> Government websites and apps need to follow rules called the Web Content Accessibility Guidelines (WCAG) 2.1 at the AA level. These rules make <text:span text:style-name="T1">the use of </text:span>web<text:span text:style-name="T1">s and apps</text:span> easier for people with disabilities.</text:p>
        </text:list-item>
        <text:list-item>
          <text:p text:style-name="P11"><text:span text:style-name="T2">Telling People About Accessibility:</text:span> Governments have to say how well they follow the accessibility rules. They need to tell if there's anything on their sites or apps that's hard for people to use because of disabilities, and how people can get easier-to-use versions.</text:p>
        </text:list-item>
        <text:list-item>
          <text:p text:style-name="P11"><text:span text:style-name="T2">Checking and Reporting:</text:span> Countries have to keep an eye on whether <text:span text:style-name="T1">their</text:span> websites and apps follow the rules. They also need to report on how accessible these sites and apps are and what they're doing to make them easier to use <text:span text:style-name="T1">if necessary.</text:span></text:p>
        </text:list-item>
      </text:list>
      <text:p text:style-name="Text_20_body">The effects of the EU Web Accessibility Directive are different for each country. <text:span text:style-name="T1">I have gone into a bit more depth on its effects both on Ireland and Spain, and uncovered that there’s a lot of work to do in both countries.</text:span></text:p>
      <text:p text:style-name="Text_20_body">In Ireland’s case, they will have to vastly redesign most of their webpages and apps as they are usually not compliant. This is specially tough as there will have to be a lot of cooperation between different governmental bodies. </text:p>
      <text:p text:style-name="Text_20_body">Spain on the other hand has usually had much more accessible webpages, even though they tend to be outdated. The problem is that the current push for electronic services in the country is leaving a lot to be desired, so a lot of resource allocation has to be done to fix this problem.</text:p>
      <text:p text:style-name="Text_20_body"/>
      <text:h text:style-name="P2" text:outline-level="1"><text:soft-page-break/><text:span text:style-name="T1">Part B</text:span></text:h>
      <text:h text:style-name="Heading_20_2" text:outline-level="2"><text:span text:style-name="T1">1. </text:span>TUD Computer Science page Report</text:h>
      <text:h text:style-name="P3" text:outline-level="3">1.1. Manual Evaluation:</text:h>
      <text:p text:style-name="P10"/>
      <text:p text:style-name="P10">In this report, <text:span text:style-name="T3">I am going to manually analyze</text:span> the accessibility of TUDublin's Computer Science main page with respect to the WCAG 2.1 guidelines. TUDublin, as a leading educational institution, plays a crucial role in ensuring that its digital platforms are inclusive and accessible to all users, including those with disabilities. By evaluating the website against WCAG 2.1 checkpoints, <text:span text:style-name="T3">I will</text:span> aim to identify areas where improvements can be made to <text:span text:style-name="T3">improve</text:span> accessibility and usability for individuals with disabilities.</text:p>
      <text:p text:style-name="P9">I have divided this evaluation in the segments indicated by the WCAG 2.1 checkpoints to <text:span text:style-name="T3">more easily understand where the webpage excels and, more importantly, where it lacks compliance.</text:span></text:p>
      <text:p text:style-name="P10">**Perceivable:**</text:p>
      <text:p text:style-name="P10"/>
      <text:p text:style-name="P10">*Issue:* The website lacks alternative text for images <text:span text:style-name="T1">in the starting carousel</text:span>, which is essential for users who rely on screen readers to understand visual content. This omission can result in a significant barrier for users with visual impairments, as they may not be able to access important information conveyed through images. </text:p>
      <text:p text:style-name="P10"/>
      <text:p text:style-name="P10">**Operable:**</text:p>
      <text:p text:style-name="P10"/>
      <text:p text:style-name="P10">*Issue:* Keyboard navigation is not consistently implemented across all interactive elements. This inconsistency hinders users who cannot use a mouse, such as those with motor disabilities. Providing comprehensive keyboard navigation ensures that all users can interact with the website effectively, regardless of their physical abilities.</text:p>
      <text:p text:style-name="P10"/>
      <text:p text:style-name="P10">**Understandable:**</text:p>
      <text:p text:style-name="P10"/>
      <text:p text:style-name="P10"><text:soft-page-break/>*Issue:* Some sections of the website lack clear headings and structure, making it difficult for users to navigate and understand the content. Clear headings are essential for users who rely on screen readers or have cognitive disabilities, as they help to organize and comprehend the information presented on the page.</text:p>
      <text:p text:style-name="P10"/>
      <text:p text:style-name="P10">**Robust:**</text:p>
      <text:p text:style-name="P10"/>
      <text:p text:style-name="P10">*Issue:* The website relies heavily on JavaScript for functionality, potentially causing compatibility issues for users with assistive technologies that do not support JavaScript. While JavaScript can enhance user experience, it should not be relied upon as the sole means of providing functionality, as it may exclude users who depend on alternative browsing technologies.</text:p>
      <text:p text:style-name="P10"/>
      <text:p text:style-name="P10">---</text:p>
      <text:p text:style-name="P10"/>
      <text:p text:style-name="P10">This evaluation highlights critical accessibility issues present on TUDublin's Computer Science main page, emphasizing the importance of addressing these issues to create a more inclusive digital environ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family-generic="roman"/>
    <style:font-face style:name="Cambria" svg:font-family="Cambria"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Cambria" fo:font-family="Cambria" style:font-family-generic="roman" fo:font-size="12pt" style:font-size-asian="12pt"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MBRIA" fo:font-family="CaMBRIA" style:font-family-generic="roman" fo:font-size="20pt" fo:font-weight="bold" officeooo:rsid="0005416e" style:font-size-asian="17.5pt" style:font-weight-asian="bold" style:font-size-complex="20pt" style:font-weight-complex="bold"/>
    </style:style>
    <style:style style:name="Title" style:family="paragraph" style:parent-style-name="Heading" style:next-style-name="Text_20_body" style:class="chapter">
      <style:paragraph-properties fo:text-align="center" style:justify-single-word="false"/>
      <style:text-properties style:font-name="Cambria" fo:font-family="Cambria" style:font-family-generic="roman" fo:font-size="36pt" fo:font-weight="bold" officeooo:rsid="0004e019" style:font-size-asian="36pt" style:font-weight-asian="bold" style:font-size-complex="3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Cambria" fo:font-family="Cambria" style:font-family-generic="roman" fo:font-size="16pt" fo:font-style="italic" officeooo:rsid="0004e019" style:font-size-asian="14pt" style:font-style-asian="italic" style:font-size-complex="16pt" style:font-style-complex="italic"/>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fo:text-align="justify" style:justify-single-word="false"/>
      <style:text-properties style:font-name="Cambria" fo:font-family="Cambria" style:font-family-generic="roman" fo:font-size="15pt" fo:font-style="italic" fo:font-weight="normal" style:font-size-asian="13.1000003814697pt" style:font-style-asian="italic" style:font-weight-asian="normal" style:font-size-complex="15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Cambria" fo:font-family="Cambria" style:font-family-generic="roman"/>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mbria" fo:font-family="Cambria" style:font-family-generic="roman" fo:font-size="15pt" fo:font-style="italic" fo:font-weight="bold" officeooo:rsid="0005416e" style:font-size-asian="15pt" style:font-style-asian="italic" style:font-weight-asian="bold" style:font-size-complex="15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 fo:font-family="Cambria" style:font-family-generic="roman" fo:font-size="14pt" fo:font-style="italic" style:text-underline-style="solid" style:text-underline-width="auto" style:text-underline-color="font-color" fo:font-weight="normal" officeooo:rsid="0005416e" style:font-size-asian="14pt" style:font-style-asian="italic" style:font-weight-asian="normal" style:font-size-complex="14pt" style:font-style-complex="italic" style:font-weight-complex="normal"/>
    </style:style>
    <style:style style:name="Numbering_20_Symbols" style:display-name="Numbering Symbols" style:family="text"/>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17:47:35.173622257</meta:creation-date>
    <dc:date>2024-04-21T19:32:06.274651579</dc:date>
    <meta:editing-duration>PT1H44M31S</meta:editing-duration>
    <meta:editing-cycles>3</meta:editing-cycles>
    <meta:generator>LibreOffice/7.4.7.2$Linux_X86_64 LibreOffice_project/40$Build-2</meta:generator>
    <meta:document-statistic meta:table-count="0" meta:image-count="0" meta:object-count="0" meta:page-count="5" meta:paragraph-count="43" meta:word-count="1171" meta:character-count="5531" meta:non-whitespace-character-count="4390"/>
  </office:meta>
</office:document-meta>
</file>